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line-height="150%"/>
    </style:style>
    <style:style style:name="P3" style:family="paragraph">
      <style:paragraph-properties fo:line-height="150%"/>
      <style:text-properties fo:font-size="48pt" style:font-size-asian="48pt" style:font-size-complex="48pt"/>
    </style:style>
    <style:style style:name="P4" style:family="paragraph">
      <style:paragraph-properties fo:line-height="100%"/>
    </style:style>
    <style:style style:name="P5" style:family="paragraph">
      <style:paragraph-properties fo:line-height="100%"/>
      <style:text-properties fo:color="#ff950e" fo:font-size="19pt" style:font-size-asian="19pt" style:font-size-complex="19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ff950e" fo:font-size="19pt" style:font-size-asian="19pt" style:font-size-complex="19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5cm" svg:height="1.944cm" svg:x="3cm" svg:y="1cm">
          <draw:text-box>
            <text:p><text:span text:style-name="T1">九九ドリル　２の段</text:span></text:p>
          </draw:text-box>
        </draw:frame>
        <draw:frame draw:style-name="gr2" draw:text-style-name="P3" draw:layer="layout" svg:width="5.773cm" svg:height="27.386cm" svg:x="3.927cm" svg:y="3.3cm">
          <draw:text-box>
            <text:p text:style-name="P2"><text:span text:style-name="T1">2 × 1 =</text:span></text:p>
            <text:p text:style-name="P2"><text:span text:style-name="T1">2 × 2 =</text:span></text:p>
            <text:p text:style-name="P2"><text:span text:style-name="T1">2 × 3 =</text:span></text:p>
            <text:p text:style-name="P2"><text:span text:style-name="T1">2 × 4 =</text:span></text:p>
            <text:p text:style-name="P2"><text:span text:style-name="T1">2 × 5 =</text:span></text:p>
            <text:p text:style-name="P2"><text:span text:style-name="T1">2 × 6 =</text:span></text:p>
            <text:p text:style-name="P2"><text:span text:style-name="T1">2 × 7 =</text:span></text:p>
            <text:p text:style-name="P2"><text:span text:style-name="T1">2 × 8 =</text:span></text:p>
            <text:p text:style-name="P2"><text:span text:style-name="T1">2 × 9 =</text:span></text:p>
            <text:p text:style-name="P2"><text:span text:style-name="T1"/></text:p>
          </draw:text-box>
        </draw:frame>
        <draw:frame draw:style-name="gr3" draw:text-style-name="P5" draw:layer="layout" svg:width="5.87cm" svg:height="23.666cm" svg:x="4cm" svg:y="2.9cm">
          <draw:text-box>
            <text:p text:style-name="P4"><text:span text:style-name="T2">に　　　　　いち　が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に　　　　　にん　が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に　　　　　さん　が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に　　　　　　し　　が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に　　　　　　ご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に　　　　　ろく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に　　　　　ひち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に　　　　　はち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に　　　　　　く</text:span></text:p>
          </draw:text-box>
        </draw:frame>
      </draw:page>
      <draw:page draw:name="page2" draw:style-name="dp1" draw:master-page-name="標準">
        <draw:frame draw:style-name="gr1" draw:text-style-name="P1" draw:layer="layout" svg:width="15.5cm" svg:height="2.143cm" svg:x="3cm" svg:y="1cm">
          <draw:text-box>
            <text:p><text:span text:style-name="T1">九九ドリル　</text:span><text:span text:style-name="T1">3</text:span><text:span text:style-name="T1">の段</text:span></text:p>
          </draw:text-box>
        </draw:frame>
        <draw:frame draw:style-name="gr2" draw:text-style-name="P3" draw:layer="layout" svg:width="5.773cm" svg:height="27.386cm" svg:x="3.927cm" svg:y="3.3cm">
          <draw:text-box>
            <text:p text:style-name="P2"><text:span text:style-name="T1">3 × 1 =</text:span></text:p>
            <text:p text:style-name="P2"><text:span text:style-name="T1">3 × 2 =</text:span></text:p>
            <text:p text:style-name="P2"><text:span text:style-name="T1">3 × 3 =</text:span></text:p>
            <text:p text:style-name="P2"><text:span text:style-name="T1">3 × 4 =</text:span></text:p>
            <text:p text:style-name="P2"><text:span text:style-name="T1">3 × 5 =</text:span></text:p>
            <text:p text:style-name="P2"><text:span text:style-name="T1">3 × 6 =</text:span></text:p>
            <text:p text:style-name="P2"><text:span text:style-name="T1">3 × 7 =</text:span></text:p>
            <text:p text:style-name="P2"><text:span text:style-name="T1">3 × 8 =</text:span></text:p>
            <text:p text:style-name="P2"><text:span text:style-name="T1">3 × 9 =</text:span></text:p>
            <text:p text:style-name="P2"><text:span text:style-name="T1"/></text:p>
          </draw:text-box>
        </draw:frame>
        <draw:frame draw:style-name="gr3" draw:text-style-name="P5" draw:layer="layout" svg:width="5.95cm" svg:height="23.666cm" svg:x="4cm" svg:y="2.9cm">
          <draw:text-box>
            <text:p text:style-name="P4"><text:span text:style-name="T2">さん　　　　いち　が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さん　　　　にん　が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さ　　　　　ざん　が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さん　　　　　し　　が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さん　　　　　ご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さぶ　　　　ろく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さん　　　　ひち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さん　　　　ぱ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さん　　　　　く</text:span></text:p>
          </draw:text-box>
        </draw:frame>
      </draw:page>
      <draw:page draw:name="page3" draw:style-name="dp1" draw:master-page-name="標準">
        <draw:frame draw:style-name="gr1" draw:text-style-name="P1" draw:layer="layout" svg:width="15.5cm" svg:height="2.143cm" svg:x="3cm" svg:y="1cm">
          <draw:text-box>
            <text:p><text:span text:style-name="T1">九九ドリル　</text:span><text:span text:style-name="T1">4</text:span><text:span text:style-name="T1">の段</text:span></text:p>
          </draw:text-box>
        </draw:frame>
        <draw:frame draw:style-name="gr2" draw:text-style-name="P3" draw:layer="layout" svg:width="5.773cm" svg:height="27.386cm" svg:x="3.927cm" svg:y="3.3cm">
          <draw:text-box>
            <text:p text:style-name="P2"><text:span text:style-name="T1">4 × 1 =</text:span></text:p>
            <text:p text:style-name="P2"><text:span text:style-name="T1">4 × 2 =</text:span></text:p>
            <text:p text:style-name="P2"><text:span text:style-name="T1">4 × 3 =</text:span></text:p>
            <text:p text:style-name="P2"><text:span text:style-name="T1">4 × 4 =</text:span></text:p>
            <text:p text:style-name="P2"><text:span text:style-name="T1">4 × 5 =</text:span></text:p>
            <text:p text:style-name="P2"><text:span text:style-name="T1">4 × 6 =</text:span></text:p>
            <text:p text:style-name="P2"><text:span text:style-name="T1">4 × 7 =</text:span></text:p>
            <text:p text:style-name="P2"><text:span text:style-name="T1">4 × 8 =</text:span></text:p>
            <text:p text:style-name="P2"><text:span text:style-name="T1">4 × 9 =</text:span></text:p>
            <text:p text:style-name="P2"><text:span text:style-name="T1"/></text:p>
          </draw:text-box>
        </draw:frame>
        <draw:frame draw:style-name="gr3" draw:text-style-name="P5" draw:layer="layout" svg:width="5.557cm" svg:height="23.666cm" svg:x="4cm" svg:y="2.9cm">
          <draw:text-box>
            <text:p text:style-name="P4"><text:span text:style-name="T2">し　　　　　いち　が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し　　　　　に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し　　　　　さん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し　　　　　　し　　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し　　　　　　ご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し　　　　　ろく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し　　　　　ひち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し　　　　　　は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し　　　　　く</text:span></text:p>
          </draw:text-box>
        </draw:frame>
      </draw:page>
      <draw:page draw:name="page4" draw:style-name="dp1" draw:master-page-name="標準">
        <draw:frame draw:style-name="gr1" draw:text-style-name="P1" draw:layer="layout" svg:width="15.5cm" svg:height="2.143cm" svg:x="3cm" svg:y="1cm">
          <draw:text-box>
            <text:p><text:span text:style-name="T1">九九ドリル　</text:span><text:span text:style-name="T1">5</text:span><text:span text:style-name="T1">の段</text:span></text:p>
          </draw:text-box>
        </draw:frame>
        <draw:frame draw:style-name="gr2" draw:text-style-name="P3" draw:layer="layout" svg:width="5.773cm" svg:height="27.386cm" svg:x="3.927cm" svg:y="3.3cm">
          <draw:text-box>
            <text:p text:style-name="P2"><text:span text:style-name="T1">5 × 1 =</text:span></text:p>
            <text:p text:style-name="P2"><text:span text:style-name="T1">5 × 2 =</text:span></text:p>
            <text:p text:style-name="P2"><text:span text:style-name="T1">5 × 3 =</text:span></text:p>
            <text:p text:style-name="P2"><text:span text:style-name="T1">5 × 4 =</text:span></text:p>
            <text:p text:style-name="P2"><text:span text:style-name="T1">5 × 5 =</text:span></text:p>
            <text:p text:style-name="P2"><text:span text:style-name="T1">5 × 6 =</text:span></text:p>
            <text:p text:style-name="P2"><text:span text:style-name="T1">5 × 7 =</text:span></text:p>
            <text:p text:style-name="P2"><text:span text:style-name="T1">5 × 8 =</text:span></text:p>
            <text:p text:style-name="P2"><text:span text:style-name="T1">5 × 9 =</text:span></text:p>
            <text:p text:style-name="P2"><text:span text:style-name="T1"/></text:p>
          </draw:text-box>
        </draw:frame>
        <draw:frame draw:style-name="gr3" draw:text-style-name="P5" draw:layer="layout" svg:width="5.641cm" svg:height="23.666cm" svg:x="4cm" svg:y="2.9cm">
          <draw:text-box>
            <text:p text:style-name="P4"><text:span text:style-name="T2">ご　　　　　いち　が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ご　　　　　に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ご　　　　　さん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ご　　　　　　し　　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ご　　　　　　ご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ご　　　　　ろく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ご　　　　　ひち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ご　　　　　　は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ごっ　　　　　　く</text:span></text:p>
          </draw:text-box>
        </draw:frame>
      </draw:page>
      <draw:page draw:name="page5" draw:style-name="dp1" draw:master-page-name="標準">
        <draw:frame draw:style-name="gr1" draw:text-style-name="P1" draw:layer="layout" svg:width="15.5cm" svg:height="2.143cm" svg:x="3cm" svg:y="1cm">
          <draw:text-box>
            <text:p><text:span text:style-name="T1">九九ドリル　</text:span><text:span text:style-name="T1">6</text:span><text:span text:style-name="T1">の段</text:span></text:p>
          </draw:text-box>
        </draw:frame>
        <draw:frame draw:style-name="gr2" draw:text-style-name="P3" draw:layer="layout" svg:width="5.773cm" svg:height="27.386cm" svg:x="3.927cm" svg:y="3.3cm">
          <draw:text-box>
            <text:p text:style-name="P2"><text:span text:style-name="T1">6 × 1 =</text:span></text:p>
            <text:p text:style-name="P2"><text:span text:style-name="T1">6 × 2 =</text:span></text:p>
            <text:p text:style-name="P2"><text:span text:style-name="T1">6 × 3 =</text:span></text:p>
            <text:p text:style-name="P2"><text:span text:style-name="T1">6 × 4 =</text:span></text:p>
            <text:p text:style-name="P2"><text:span text:style-name="T1">6 × 5 =</text:span></text:p>
            <text:p text:style-name="P2"><text:span text:style-name="T1">6 × 6 =</text:span></text:p>
            <text:p text:style-name="P2"><text:span text:style-name="T1">6 × 7 =</text:span></text:p>
            <text:p text:style-name="P2"><text:span text:style-name="T1">6 × 8 =</text:span></text:p>
            <text:p text:style-name="P2"><text:span text:style-name="T1">6 × 9 =</text:span></text:p>
            <text:p text:style-name="P2"><text:span text:style-name="T1"/></text:p>
          </draw:text-box>
        </draw:frame>
        <draw:frame draw:style-name="gr3" draw:text-style-name="P5" draw:layer="layout" svg:width="5.557cm" svg:height="23.666cm" svg:x="4cm" svg:y="2.9cm">
          <draw:text-box>
            <text:p text:style-name="P4"><text:span text:style-name="T2">ろく　　　　いち　が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ろく　　　　に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ろく　　　　さん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ろく　　　　　し　　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ろく　　　　　ご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ろく　　　　ろく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ろく　　　　ひち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ろく　　　　　は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ろく　　　　　く</text:span></text:p>
          </draw:text-box>
        </draw:frame>
      </draw:page>
      <draw:page draw:name="page6" draw:style-name="dp1" draw:master-page-name="標準">
        <draw:frame draw:style-name="gr1" draw:text-style-name="P1" draw:layer="layout" svg:width="15.5cm" svg:height="2.143cm" svg:x="3cm" svg:y="1cm">
          <draw:text-box>
            <text:p><text:span text:style-name="T1">九九ドリル　</text:span><text:span text:style-name="T1">7</text:span><text:span text:style-name="T1">の段</text:span></text:p>
          </draw:text-box>
        </draw:frame>
        <draw:frame draw:style-name="gr2" draw:text-style-name="P3" draw:layer="layout" svg:width="5.773cm" svg:height="27.386cm" svg:x="3.927cm" svg:y="3.3cm">
          <draw:text-box>
            <text:p text:style-name="P2"><text:span text:style-name="T1">7 × 1 =</text:span></text:p>
            <text:p text:style-name="P2"><text:span text:style-name="T1">7 × 2 =</text:span></text:p>
            <text:p text:style-name="P2"><text:span text:style-name="T1">7 × 3 =</text:span></text:p>
            <text:p text:style-name="P2"><text:span text:style-name="T1">7 × 4 =</text:span></text:p>
            <text:p text:style-name="P2"><text:span text:style-name="T1">7 × 5 =</text:span></text:p>
            <text:p text:style-name="P2"><text:span text:style-name="T1">7 × 6 =</text:span></text:p>
            <text:p text:style-name="P2"><text:span text:style-name="T1">7 × 7 =</text:span></text:p>
            <text:p text:style-name="P2"><text:span text:style-name="T1">7 × 8 =</text:span></text:p>
            <text:p text:style-name="P2"><text:span text:style-name="T1">7 × 9 =</text:span></text:p>
            <text:p text:style-name="P2"><text:span text:style-name="T1"/></text:p>
          </draw:text-box>
        </draw:frame>
        <draw:frame draw:style-name="gr3" draw:text-style-name="P5" draw:layer="layout" svg:width="5.688cm" svg:height="23.666cm" svg:x="4cm" svg:y="2.9cm">
          <draw:text-box>
            <text:p text:style-name="P4"><text:span text:style-name="T2">しち　　　　いち　が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しち　　　　に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しち　　　　さん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しち　　　　　し　　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しち　　　　　ご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しち　　　　ろく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しち　　　　ひち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しち　　　　　は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しち　　　　　く</text:span></text:p>
          </draw:text-box>
        </draw:frame>
      </draw:page>
      <draw:page draw:name="page7" draw:style-name="dp1" draw:master-page-name="標準">
        <draw:frame draw:style-name="gr1" draw:text-style-name="P1" draw:layer="layout" svg:width="15.5cm" svg:height="2.143cm" svg:x="3cm" svg:y="1cm">
          <draw:text-box>
            <text:p><text:span text:style-name="T1">九九ドリル　</text:span><text:span text:style-name="T1">8</text:span><text:span text:style-name="T1">の段</text:span></text:p>
          </draw:text-box>
        </draw:frame>
        <draw:frame draw:style-name="gr2" draw:text-style-name="P3" draw:layer="layout" svg:width="5.773cm" svg:height="27.386cm" svg:x="3.927cm" svg:y="3.3cm">
          <draw:text-box>
            <text:p text:style-name="P2"><text:span text:style-name="T1">8 × 1 =</text:span></text:p>
            <text:p text:style-name="P2"><text:span text:style-name="T1">8 × 2 =</text:span></text:p>
            <text:p text:style-name="P2"><text:span text:style-name="T1">8 × 3 =</text:span></text:p>
            <text:p text:style-name="P2"><text:span text:style-name="T1">8 × 4 =</text:span></text:p>
            <text:p text:style-name="P2"><text:span text:style-name="T1">8 × 5 =</text:span></text:p>
            <text:p text:style-name="P2"><text:span text:style-name="T1">8 × 6 =</text:span></text:p>
            <text:p text:style-name="P2"><text:span text:style-name="T1">8 × 7 =</text:span></text:p>
            <text:p text:style-name="P2"><text:span text:style-name="T1">8 × 8 =</text:span></text:p>
            <text:p text:style-name="P2"><text:span text:style-name="T1">8 × 9 =</text:span></text:p>
            <text:p text:style-name="P2"><text:span text:style-name="T1"/></text:p>
          </draw:text-box>
        </draw:frame>
        <draw:frame draw:style-name="gr3" draw:text-style-name="P5" draw:layer="layout" svg:width="5.844cm" svg:height="23.666cm" svg:x="4cm" svg:y="2.9cm">
          <draw:text-box>
            <text:p text:style-name="P4"><text:span text:style-name="T2">はち　　　　いち　が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はち　　　　に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はっ　　　　さん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はち　　　　　し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はち　　　　　ご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はち　　　　ろく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はち　　　　ひち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はっ　　　　ぱ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はち　　　　　く</text:span></text:p>
          </draw:text-box>
        </draw:frame>
      </draw:page>
      <draw:page draw:name="page8" draw:style-name="dp1" draw:master-page-name="標準">
        <draw:frame draw:style-name="gr1" draw:text-style-name="P1" draw:layer="layout" svg:width="15.5cm" svg:height="2.143cm" svg:x="3cm" svg:y="1cm">
          <draw:text-box>
            <text:p><text:span text:style-name="T1">九九ドリル　</text:span><text:span text:style-name="T1">9</text:span><text:span text:style-name="T1">の段</text:span></text:p>
          </draw:text-box>
        </draw:frame>
        <draw:frame draw:style-name="gr2" draw:text-style-name="P3" draw:layer="layout" svg:width="5.773cm" svg:height="27.386cm" svg:x="3.927cm" svg:y="3.3cm">
          <draw:text-box>
            <text:p text:style-name="P2"><text:span text:style-name="T1">9 × 1 =</text:span></text:p>
            <text:p text:style-name="P2"><text:span text:style-name="T1">9 × 2 =</text:span></text:p>
            <text:p text:style-name="P2"><text:span text:style-name="T1">9 × 3 =</text:span></text:p>
            <text:p text:style-name="P2"><text:span text:style-name="T1">9 × 4 =</text:span></text:p>
            <text:p text:style-name="P2"><text:span text:style-name="T1">9 × 5 =</text:span></text:p>
            <text:p text:style-name="P2"><text:span text:style-name="T1">9 × 6 =</text:span></text:p>
            <text:p text:style-name="P2"><text:span text:style-name="T1">9 × 7 =</text:span></text:p>
            <text:p text:style-name="P2"><text:span text:style-name="T1">9 × 8 =</text:span></text:p>
            <text:p text:style-name="P2"><text:span text:style-name="T1">9 × 9 =</text:span></text:p>
            <text:p text:style-name="P2"><text:span text:style-name="T1"/></text:p>
          </draw:text-box>
        </draw:frame>
        <draw:frame draw:style-name="gr3" draw:text-style-name="P5" draw:layer="layout" svg:width="5.438cm" svg:height="23.666cm" svg:x="4cm" svg:y="2.9cm">
          <draw:text-box>
            <text:p text:style-name="P4"><text:span text:style-name="T2">く　　　　　いち　が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く　　　　　に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く　　　　　さん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く　　　　　　し　　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く　　　　　　ご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く　　　　　ろく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く　　　　　ひち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く　　　　　　は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く　　　　　　く</text:span></text:p>
          </draw:text-box>
        </draw:frame>
      </draw:page>
      <draw:page draw:name="page9" draw:style-name="dp1" draw:master-page-name="標準">
        <draw:frame draw:style-name="gr1" draw:text-style-name="P6" draw:layer="layout" svg:width="15.5cm" svg:height="1.673cm" svg:x="3cm" svg:y="1cm">
          <draw:text-box>
            <text:p><text:span text:style-name="T3">九九ドリル　ばらばら</text:span><text:span text:style-name="T3">1</text:span><text:span text:style-name="T3">の段</text:span></text:p>
          </draw:text-box>
        </draw:frame>
        <draw:frame draw:style-name="gr2" draw:text-style-name="P3" draw:layer="layout" svg:width="5.773cm" svg:height="27.386cm" svg:x="3.927cm" svg:y="3.3cm">
          <draw:text-box>
            <text:p text:style-name="P2"><text:span text:style-name="T1">1 × 8 =</text:span></text:p>
            <text:p text:style-name="P2"><text:span text:style-name="T1">1 × 2 =</text:span></text:p>
            <text:p text:style-name="P2"><text:span text:style-name="T1">1 × 3 =</text:span></text:p>
            <text:p text:style-name="P2"><text:span text:style-name="T1">1 × 4 =</text:span></text:p>
            <text:p text:style-name="P2"><text:span text:style-name="T1">1 × 6 =</text:span></text:p>
            <text:p text:style-name="P2"><text:span text:style-name="T1">1 × 9 =</text:span></text:p>
            <text:p text:style-name="P2"><text:span text:style-name="T1">1 × 7 =</text:span></text:p>
            <text:p text:style-name="P2"><text:span text:style-name="T1">1 × 5 =</text:span></text:p>
            <text:p text:style-name="P2"><text:span text:style-name="T1">1 × 1 =</text:span></text:p>
            <text:p text:style-name="P2"><text:span text:style-name="T1"/></text:p>
          </draw:text-box>
        </draw:frame>
      </draw:page>
      <draw:page draw:name="page10" draw:style-name="dp1" draw:master-page-name="標準">
        <draw:frame draw:style-name="gr1" draw:text-style-name="P6" draw:layer="layout" svg:width="15.5cm" svg:height="1.673cm" svg:x="3cm" svg:y="1cm">
          <draw:text-box>
            <text:p><text:span text:style-name="T3">九九ドリル　ばらばら</text:span><text:span text:style-name="T3">2</text:span><text:span text:style-name="T3">の段</text:span></text:p>
          </draw:text-box>
        </draw:frame>
        <draw:frame draw:style-name="gr2" draw:text-style-name="P3" draw:layer="layout" svg:width="5.773cm" svg:height="27.386cm" svg:x="3.927cm" svg:y="3.3cm">
          <draw:text-box>
            <text:p text:style-name="P2"><text:span text:style-name="T1">2 × 7 =</text:span></text:p>
            <text:p text:style-name="P2"><text:span text:style-name="T1">2 × 3 =</text:span></text:p>
            <text:p text:style-name="P2"><text:span text:style-name="T1">2 × 1 =</text:span></text:p>
            <text:p text:style-name="P2"><text:span text:style-name="T1">2 × 4 =</text:span></text:p>
            <text:p text:style-name="P2"><text:span text:style-name="T1">2 × 5 =</text:span></text:p>
            <text:p text:style-name="P2"><text:span text:style-name="T1">2 × 6 =</text:span></text:p>
            <text:p text:style-name="P2"><text:span text:style-name="T1">2 × 9 =</text:span></text:p>
            <text:p text:style-name="P2"><text:span text:style-name="T1">2 × 8 =</text:span></text:p>
            <text:p text:style-name="P2"><text:span text:style-name="T1">2 × 2 =</text:span></text:p>
            <text:p text:style-name="P2"><text:span text:style-name="T1"/></text:p>
          </draw:text-box>
        </draw:frame>
      </draw:page>
      <draw:page draw:name="page11" draw:style-name="dp1" draw:master-page-name="標準">
        <draw:frame draw:style-name="gr1" draw:text-style-name="P6" draw:layer="layout" svg:width="15.5cm" svg:height="1.673cm" svg:x="3cm" svg:y="1cm">
          <draw:text-box>
            <text:p><text:span text:style-name="T3">九九ドリル　ばらばら</text:span><text:span text:style-name="T3">3</text:span><text:span text:style-name="T3">の段</text:span></text:p>
          </draw:text-box>
        </draw:frame>
        <draw:frame draw:style-name="gr2" draw:text-style-name="P3" draw:layer="layout" svg:width="5.773cm" svg:height="27.386cm" svg:x="3.927cm" svg:y="3.3cm">
          <draw:text-box>
            <text:p text:style-name="P2"><text:span text:style-name="T1">3 × 3 =</text:span></text:p>
            <text:p text:style-name="P2"><text:span text:style-name="T1">3 × 1 =</text:span></text:p>
            <text:p text:style-name="P2"><text:span text:style-name="T1">3 × 7 =</text:span></text:p>
            <text:p text:style-name="P2"><text:span text:style-name="T1">3 × 4 =</text:span></text:p>
            <text:p text:style-name="P2"><text:span text:style-name="T1">3 × 2 =</text:span></text:p>
            <text:p text:style-name="P2"><text:span text:style-name="T1">3 × 6 =</text:span></text:p>
            <text:p text:style-name="P2"><text:span text:style-name="T1">3 × 9 =</text:span></text:p>
            <text:p text:style-name="P2"><text:span text:style-name="T1">3 × 8 =</text:span></text:p>
            <text:p text:style-name="P2"><text:span text:style-name="T1">3 × 5 =</text:span></text:p>
            <text:p text:style-name="P2"><text:span text:style-name="T1"/></text:p>
          </draw:text-box>
        </draw:frame>
      </draw:page>
      <draw:page draw:name="page12" draw:style-name="dp1" draw:master-page-name="標準">
        <draw:frame draw:style-name="gr1" draw:text-style-name="P6" draw:layer="layout" svg:width="15.5cm" svg:height="1.673cm" svg:x="3cm" svg:y="1cm">
          <draw:text-box>
            <text:p><text:span text:style-name="T3">九九ドリル　ばらばら</text:span><text:span text:style-name="T3">4</text:span><text:span text:style-name="T3">の段</text:span></text:p>
          </draw:text-box>
        </draw:frame>
        <draw:frame draw:style-name="gr2" draw:text-style-name="P3" draw:layer="layout" svg:width="5.773cm" svg:height="24.847cm" svg:x="3.927cm" svg:y="3.3cm">
          <draw:text-box>
            <text:p text:style-name="P2"><text:span text:style-name="T1">4 × 6 =</text:span></text:p>
            <text:p text:style-name="P2"><text:span text:style-name="T1">4 × 1 =</text:span></text:p>
            <text:p text:style-name="P2"><text:span text:style-name="T1">4 × 8 =</text:span></text:p>
            <text:p text:style-name="P2"><text:span text:style-name="T1">4 × 4 =</text:span></text:p>
            <text:p text:style-name="P2"><text:span text:style-name="T1">4 × 2 =</text:span></text:p>
            <text:p text:style-name="P2"><text:span text:style-name="T1">4 × 5 =</text:span></text:p>
            <text:p text:style-name="P2"><text:span text:style-name="T1">4 × 9 =</text:span></text:p>
            <text:p text:style-name="P2"><text:span text:style-name="T1">4 × 7 =</text:span></text:p>
            <text:p text:style-name="P2"><text:span text:style-name="T1">4 × 3 =</text:span></text:p>
          </draw:text-box>
        </draw:frame>
      </draw:page>
      <draw:page draw:name="page13" draw:style-name="dp1" draw:master-page-name="標準">
        <draw:frame draw:style-name="gr1" draw:text-style-name="P6" draw:layer="layout" svg:width="15.5cm" svg:height="1.673cm" svg:x="3cm" svg:y="1cm">
          <draw:text-box>
            <text:p><text:span text:style-name="T3">九九ドリル　ばらばら</text:span><text:span text:style-name="T3">5</text:span><text:span text:style-name="T3">の段</text:span></text:p>
          </draw:text-box>
        </draw:frame>
        <draw:frame draw:style-name="gr2" draw:text-style-name="P3" draw:layer="layout" svg:width="5.773cm" svg:height="24.847cm" svg:x="3.927cm" svg:y="3.3cm">
          <draw:text-box>
            <text:p text:style-name="P2"><text:span text:style-name="T1">5 × 6 =</text:span></text:p>
            <text:p text:style-name="P2"><text:span text:style-name="T1">5 × 1 =</text:span></text:p>
            <text:p text:style-name="P2"><text:span text:style-name="T1">5 × 8 =</text:span></text:p>
            <text:p text:style-name="P2"><text:span text:style-name="T1">5 × 4 =</text:span></text:p>
            <text:p text:style-name="P2"><text:span text:style-name="T1">5 × 2 =</text:span></text:p>
            <text:p text:style-name="P2"><text:span text:style-name="T1">5 × 5 =</text:span></text:p>
            <text:p text:style-name="P2"><text:span text:style-name="T1">5 × 9 =</text:span></text:p>
            <text:p text:style-name="P2"><text:span text:style-name="T1">5 × 7 =</text:span></text:p>
            <text:p text:style-name="P2"><text:span text:style-name="T1">5 × 3 =</text:span></text:p>
          </draw:text-box>
        </draw:frame>
      </draw:page>
      <draw:page draw:name="page14" draw:style-name="dp1" draw:master-page-name="標準">
        <draw:frame draw:style-name="gr1" draw:text-style-name="P6" draw:layer="layout" svg:width="15.5cm" svg:height="1.673cm" svg:x="3cm" svg:y="1cm">
          <draw:text-box>
            <text:p><text:span text:style-name="T3">九九ドリル　ばらばら</text:span><text:span text:style-name="T3">6</text:span><text:span text:style-name="T3">の段</text:span></text:p>
          </draw:text-box>
        </draw:frame>
        <draw:frame draw:style-name="gr2" draw:text-style-name="P3" draw:layer="layout" svg:width="5.773cm" svg:height="24.847cm" svg:x="3.927cm" svg:y="3.3cm">
          <draw:text-box>
            <text:p text:style-name="P2"><text:span text:style-name="T1">6 × 8 =</text:span></text:p>
            <text:p text:style-name="P2"><text:span text:style-name="T1">6 × 1 =</text:span></text:p>
            <text:p text:style-name="P2"><text:span text:style-name="T1">6 × 7 =</text:span></text:p>
            <text:p text:style-name="P2"><text:span text:style-name="T1">6 × 4 =</text:span></text:p>
            <text:p text:style-name="P2"><text:span text:style-name="T1">6 × 2 =</text:span></text:p>
            <text:p text:style-name="P2"><text:span text:style-name="T1">6 × 3 =</text:span></text:p>
            <text:p text:style-name="P2"><text:span text:style-name="T1">6 × 6 =</text:span></text:p>
            <text:p text:style-name="P2"><text:span text:style-name="T1">6 × 5 =</text:span></text:p>
            <text:p text:style-name="P2"><text:span text:style-name="T1">6 × 9 =</text:span></text:p>
          </draw:text-box>
        </draw:frame>
      </draw:page>
      <draw:page draw:name="page15" draw:style-name="dp1" draw:master-page-name="標準">
        <draw:frame draw:style-name="gr1" draw:text-style-name="P6" draw:layer="layout" svg:width="15.5cm" svg:height="1.673cm" svg:x="3cm" svg:y="1cm">
          <draw:text-box>
            <text:p><text:span text:style-name="T3">九九ドリル　ばらばら</text:span><text:span text:style-name="T3">7</text:span><text:span text:style-name="T3">の段</text:span></text:p>
          </draw:text-box>
        </draw:frame>
        <draw:frame draw:style-name="gr2" draw:text-style-name="P3" draw:layer="layout" svg:width="5.773cm" svg:height="24.847cm" svg:x="3.927cm" svg:y="3.3cm">
          <draw:text-box>
            <text:p text:style-name="P2"><text:span text:style-name="T1">7 × 8 =</text:span></text:p>
            <text:p text:style-name="P2"><text:span text:style-name="T1">7 × 2 =</text:span></text:p>
            <text:p text:style-name="P2"><text:span text:style-name="T1">7 × 7 =</text:span></text:p>
            <text:p text:style-name="P2"><text:span text:style-name="T1">7 × 5 =</text:span></text:p>
            <text:p text:style-name="P2"><text:span text:style-name="T1">7 × 3 =</text:span></text:p>
            <text:p text:style-name="P2"><text:span text:style-name="T1">7 × 4 =</text:span></text:p>
            <text:p text:style-name="P2"><text:span text:style-name="T1">7 × 6 =</text:span></text:p>
            <text:p text:style-name="P2"><text:span text:style-name="T1">7 × 9 =</text:span></text:p>
            <text:p text:style-name="P2"><text:span text:style-name="T1">7 × 1 =</text:span></text:p>
          </draw:text-box>
        </draw:frame>
      </draw:page>
      <draw:page draw:name="page16" draw:style-name="dp1" draw:master-page-name="標準">
        <draw:frame draw:style-name="gr1" draw:text-style-name="P6" draw:layer="layout" svg:width="15.5cm" svg:height="1.673cm" svg:x="3cm" svg:y="1cm">
          <draw:text-box>
            <text:p><text:span text:style-name="T3">九九ドリル　ばらばら</text:span><text:span text:style-name="T3">8</text:span><text:span text:style-name="T3">の段</text:span></text:p>
          </draw:text-box>
        </draw:frame>
        <draw:frame draw:style-name="gr2" draw:text-style-name="P3" draw:layer="layout" svg:width="5.773cm" svg:height="24.847cm" svg:x="3.927cm" svg:y="3.3cm">
          <draw:text-box>
            <text:p text:style-name="P2"><text:span text:style-name="T1">8 × 7 =</text:span></text:p>
            <text:p text:style-name="P2"><text:span text:style-name="T1">8 × 8 =</text:span></text:p>
            <text:p text:style-name="P2"><text:span text:style-name="T1">8 × 9 =</text:span></text:p>
            <text:p text:style-name="P2"><text:span text:style-name="T1">8 × 5 =</text:span></text:p>
            <text:p text:style-name="P2"><text:span text:style-name="T1">8 × 3 =</text:span></text:p>
            <text:p text:style-name="P2"><text:span text:style-name="T1">8 × 4 =</text:span></text:p>
            <text:p text:style-name="P2"><text:span text:style-name="T1">8 × 6 =</text:span></text:p>
            <text:p text:style-name="P2"><text:span text:style-name="T1">8 × 2 =</text:span></text:p>
            <text:p text:style-name="P2"><text:span text:style-name="T1">8 × 1 =</text:span></text:p>
          </draw:text-box>
        </draw:frame>
      </draw:page>
      <draw:page draw:name="page17" draw:style-name="dp1" draw:master-page-name="標準">
        <draw:frame draw:style-name="gr1" draw:text-style-name="P6" draw:layer="layout" svg:width="15.5cm" svg:height="1.673cm" svg:x="3cm" svg:y="1cm">
          <draw:text-box>
            <text:p><text:span text:style-name="T3">九九ドリル　ばらばら</text:span><text:span text:style-name="T3">9</text:span><text:span text:style-name="T3">の段</text:span></text:p>
          </draw:text-box>
        </draw:frame>
        <draw:frame draw:style-name="gr2" draw:text-style-name="P3" draw:layer="layout" svg:width="5.773cm" svg:height="27.386cm" svg:x="3.927cm" svg:y="3.3cm">
          <draw:text-box>
            <text:p text:style-name="P2"><text:span text:style-name="T1">9 × 5 =</text:span></text:p>
            <text:p text:style-name="P2"><text:span text:style-name="T1">9 × 2 =</text:span></text:p>
            <text:p text:style-name="P2"><text:span text:style-name="T1">9 × 1 =</text:span></text:p>
            <text:p text:style-name="P2"><text:span text:style-name="T1">9 × 4 =</text:span></text:p>
            <text:p text:style-name="P2"><text:span text:style-name="T1">9 × 6 =</text:span></text:p>
            <text:p text:style-name="P2"><text:span text:style-name="T1">9 × 9 =</text:span></text:p>
            <text:p text:style-name="P2"><text:span text:style-name="T1">9 × 7 =</text:span></text:p>
            <text:p text:style-name="P2"><text:span text:style-name="T1">9 × 8 =</text:span></text:p>
            <text:p text:style-name="P2"><text:span text:style-name="T1">9 × 3 =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3T21:25:05</meta:creation-date>
    <meta:print-date>2016-01-31T12:03:53.96</meta:print-date>
    <dc:date>2016-01-31T12:03:56.41</dc:date>
    <meta:editing-duration>PT14H27M25S</meta:editing-duration>
    <meta:editing-cycles>9</meta:editing-cycles>
    <meta:generator>LibreOffice/3.4$Win32 LibreOffice_project/340m1$Build-203</meta:generator>
    <meta:document-statistic meta:object-count="42"/>
  </office:meta>
</office:document-meta>
</file>